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22">
      <style:paragraph-properties fo:margin-left="1.251cm" fo:margin-right="0cm" fo:text-indent="0cm" style:auto-text-indent="false"/>
    </style:style>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33">
      <style:paragraph-properties fo:margin-left="2.205cm" fo:margin-right="0cm" fo:text-indent="0cm" style:auto-text-indent="false"/>
    </style:style>
    <style:style style:name="P77" style:family="paragraph" style:parent-style-name="Standard" style:list-style-name="L25"/>
    <style:style style:name="P78" style:family="paragraph" style:parent-style-name="Standard" style:list-style-name="L33"/>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3.0.oxt&#13;Update file created : poemenia.update.xml&#13;&#13;16.08.2021 17:28: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74668873233661256"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90258357892625497" text:style-name="L2">
        <text:list-item>
          <text:p text:style-name="P42">Version 2.1.2 :</text:p>
        </text:list-item>
      </text:list>
      <text:list xml:id="list6420105137574359625" text:style-name="L3">
        <text:list-item>
          <text:list>
            <text:list-item>
              <text:p text:style-name="P43">Localized help : resolved non-functional hyperlink due to API incompatibility introduced by Apache OpenOffice 4.1 (and LibreOffice 4.0).</text:p>
            </text:list-item>
          </text:list>
        </text:list-item>
      </text:list>
      <text:list xml:id="list37494996" text:continue-list="list490258357892625497" text:style-name="L2">
        <text:list-item>
          <text:p text:style-name="P42">Version 2.1.1 :</text:p>
        </text:list-item>
      </text:list>
      <text:list xml:id="list6365029880694477417" text:style-name="L4">
        <text:list-item>
          <text:list>
            <text:list-item>
              <text:p text:style-name="P44">Documentation chapter 3.7.10 <text:span text:style-name="InstructionMacro">setMergePoint</text:span>, the list of commands for Arg2 was incorrect.</text:p>
            </text:list-item>
            <text:list-item>
              <text:p text:style-name="P44">Example in module Template7 had an incorrect argument Arg3 in <text:span text:style-name="InstructionMacro">setMergePoint</text:span>.</text:p>
            </text:list-item>
            <text:list-item>
              <text:p text:style-name="P44">When creating an hyperlink in a help page, the keyword (internal, external, etc) is now recognized in any character case.</text:p>
            </text:list-item>
            <text:list-item>
              <text:p text:style-name="P44">Creation of localized help, hyperlink to an existing OpenOffice help page : the address of a help page displayed by the macro was incorrect when the page was found by a help search.</text:p>
            </text:list-item>
          </text:list>
        </text:list-item>
      </text:list>
      <text:list xml:id="list37494156" text:continue-list="list37494996" text:style-name="L2">
        <text:list-item>
          <text:p text:style-name="P42">Version 2.1.0 :</text:p>
        </text:list-item>
      </text:list>
      <text:list xml:id="list3684966037664223120" text:style-name="L5">
        <text:list-item>
          <text:list>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item>
      </text:list>
      <text:list xml:id="list37519338" text:continue-list="list37494156" text:style-name="L2">
        <text:list-item>
          <text:p text:style-name="P42">Version 2.0.0 :</text:p>
        </text:list-item>
      </text:list>
      <text:list xml:id="list6455224598915691039" text:style-name="L6">
        <text:list-item>
          <text:list>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item>
      </text:list>
      <text:list xml:id="list37513008" text:continue-list="list37519338" text:style-name="L2">
        <text:list-item>
          <text:p text:style-name="P42">Version 1.5.3 :</text:p>
        </text:list-item>
      </text:list>
      <text:list xml:id="list2371183041231204674" text:style-name="L7">
        <text:list-item>
          <text:list>
            <text:list-item>
              <text:p text:style-name="P47">Help pages containing an hyperlink to an OpenOffice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50283231122906829" text:style-name="L8">
        <text:list-item>
          <text:p text:style-name="P48">Basic library Standard, Module1 : your instruction inside the Sub myExtension</text:p>
        </text:list-item>
        <text:list-item>
          <text:p text:style-name="P4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8">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35856709344317458" text:style-name="L9">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76650393077509664" text:style-name="L10">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3869736232217988" text:style-name="L11">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35882186737871093" text:style-name="L12">
        <text:list-item text:start-value="1">
          <text:p text:style-name="P52">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47382423514293097" text:style-name="L13">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3069914978331382074" text:style-name="L14">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49150626177296802" text:style-name="L15">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974589136677890961" text:style-name="L16">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105765985395730" text:style-name="L17">
        <text:list-item>
          <text:p text:style-name="P57">Arg1 : <text:span text:style-name="InstructionMacro">String</text:span> : mandatory, type of control used for the button</text:p>
        </text:list-item>
      </text:list>
      <text:list xml:id="list600079975478421952" text:style-name="L18">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391461030402357693" text:style-name="L19">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309823393351795200" text:style-name="L20">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76811829489293224" text:style-name="L21">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3300682828327660" text:style-name="L22">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8760935811552031" text:style-name="L23">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3">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98271965160494149" text:style-name="L24">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87977577016333077" text:style-name="L25">
        <text:list-item text:start-value="1">
          <text:p text:style-name="P7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10579115020722395" text:style-name="L26">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904632304091986031" text:style-name="L27">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719312336623392957" text:style-name="L28">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544590392948286503" text:style-name="L29">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763559413181593115" text:style-name="L30">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366162363735450448" text:style-name="L31">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31049559060396431" text:style-name="L32">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07624157580793993" text:style-name="L33">
        <text:list-item text:start-value="1">
          <text:p text:style-name="P7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053926037615223474" text:style-name="L34">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24195869203225808" text:style-name="L35">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233627963037704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67238967645718825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98148558464215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5189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40149836837911321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41163358069580338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5083235932466938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5</dc:date>
     <text:p>internal</text:p>
     <text:p>Page2</text:p>
     <text:p/>
    </office:annotation>Paragraph styles</text:p>
      <text:p text:style-name="P28"><office:annotation>
     <dc:creator>BM</dc:creator>
     <dc:date>2008-03-13T00:00:00.25</dc:date>
     <text:p>internal</text:p>
     <text:p>Page7</text:p>
     <text:p/>
    </office:annotation>Hyperlinks</text:p>
      <text:p text:style-name="hlp_5f_paragraph"><text:span text:style-name="T14"><office:annotation>
      <dc:creator>BM</dc:creator>
      <dc:date>2008-03-13T00:00:00.26</dc:date>
      <text:p>internal</text:p>
      <text:p>Page3</text:p>
      <text:p/>
     </office:annotation></text:span><text:span text:style-name="T14">Text formatting</text:span></text:p>
      <text:p text:style-name="P28"><office:annotation>
     <dc:creator>BM</dc:creator>
     <dc:date>2008-03-26T00:00:00.2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6</dc:date>
     <text:p>external</text:p>
     <text:p>text/swriter/main0210.xhp</text:p>
     <text:p/>
    </office:annotation><text:span text:style-name="T14">Preview topic</text:span> </text:p>
      <text:p text:style-name="hlp_5f_paragraph">This hyperlink displays <text:s/><office:annotation>
     <dc:creator>BM</dc:creator>
     <dc:date>2008-03-15T00:00:00.2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497106" text:continue-list="list15233627963037704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491331" text:continue-list="list375189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7</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27</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28</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7498471" text:continue-list="list374971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3.0")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